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tTestContextInitializersCodeGenerator.generateContextInitializerClassesMapping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otTestContextInitializersCodeGenerator.generateType( TypeSpec . Builder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otTestContextInitializersCodeGenerator.contextInitializersMapp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otTestContextInitializersCodeGenerator.contextInitializerClassesMapp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otTestContextInitializersCodeGenerator.AotTestContextInitializersCodeGenerator( MultiValueMap &lt; ClassName , Class &lt; ? &gt; &gt; initializerClassMappings , GeneratedClasses generated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otTestContextInitializersCodeGenerator.getGener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tTestContextInitializersCodeGenerator.generateContextInitializersMapping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